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ordash</text:p>
      <text:p text:style-name="Text_20_body">Here is the second mock interview. We will use an example from Doordash, a food delivery company, whose mobile app ranks #1 on the iPhone App Store. They are constantly improving their app through experimentation and look for strong experimentation skills during their data science interviews.</text:p>
      <text:p text:style-name="Text_20_body"><text:span text:style-name="Source_20_Text">......................................................................</text:span></text:p>
      <text:p text:style-name="Text_20_body"/>
      <text:h text:style-name="Heading_20_4" text:outline-level="4"><text:span text:style-name="Strong_20_Emphasis">Question</text:span></text:h>
      <text:p text:style-name="Text_20_body"><text:span text:style-name="Strong_20_Emphasis">INTERVIEWER</text:span> - Doordash is expanding into other categories such as convenience store delivery. Their notifications have had good success in the past and they are considering sending an in app notification to promote this newly launched category.</text:p>
      <text:p text:style-name="Text_20_body"/>
      <text:p text:style-name="Text_20_body">How would you design and analyse an experiment to decide if they should roll out the notification?</text:p>
      <text:h text:style-name="Heading_20_4" text:outline-level="4"><text:span text:style-name="Strong_20_Emphasis">Solution</text:span></text:h>
      <text:h text:style-name="Heading_20_4" text:outline-level="4">Part 1 - Ask clarifying questions to understand business goals and product feature details well</text:h>
      <text:p text:style-name="Text_20_body"/>
      <text:p text:style-name="Text_20_body"><text:span text:style-name="Emphasis">What Interviewer is looking for -</text:span></text:p>
      <text:list xml:id="list3655000523" text:style-name="L1">
        <text:list-item>
          <text:p text:style-name="P2"><text:span text:style-name="Emphasis">Did you begin by stating the product/business goal before diving into the experiment details? Talking about the experiment without knowing the product goal is a red flag.</text:span></text:p>
        </text:list-item>
      </text:list>
      <text:p text:style-name="Text_20_body"/>
      <text:p text:style-name="Text_20_body"><text:span text:style-name="Strong_20_Emphasis">INTERVIEWEE</text:span> - Before we begin with the experiment details, I would like to make sure my understanding of the background is clear. There could be multiple goals with a feature like this one - such as increasing new user acquisition, increase conversion for this category, increasing # of orders in the category or increasing total order value. Can you help me understand what the <text:span text:style-name="Strong_20_Emphasis">goal</text:span> is here?</text:p>
      <text:p text:style-name="Text_20_body"/>
      <text:p text:style-name="Text_20_body"><text:span text:style-name="Strong_20_Emphasis">INTERVIEWER</text:span> - That’s a fair question. With the in-app notification, we are primarily trying to increase the conversion rate for the new category - i.e. % of users that place an order in the new category out of all users that login to the app.</text:p>
      <text:p text:style-name="Text_20_body"/>
      <text:p text:style-name="Text_20_body"><text:span text:style-name="Strong_20_Emphasis">INTERVIEWEE</text:span> - Ok, that’s helpful. Now I would like to also understand more about the notification - what is the messaging and who is the intended audience?</text:p>
      <text:p text:style-name="Text_20_body"/>
      <text:p text:style-name="Text_20_body"><text:soft-page-break/><text:span text:style-name="Strong_20_Emphasis">INTERVIEWER</text:span> - We are not offering any discount at this point. The messaging is simply going to be to let them know we have a new category that they can start ordering from. If the experiment is successful, we intend to roll out the notification to all users.</text:p>
      <text:p text:style-name="Text_20_body"/>
      <text:p text:style-name="Text_20_body"><text:span text:style-name="Strong_20_Emphasis">INTERVIEWEE</text:span> - Ok. Thanks for that background. I am now ready to dive into the experiment details.</text:p>
      <text:p text:style-name="Text_20_body"/>
      <text:h text:style-name="Heading_20_4" text:outline-level="4">Part 2 - State Business Hypothesis, Null Hypothesis &amp; define metrics to be evaluated</text:h>
      <text:p text:style-name="Text_20_body"/>
      <text:p text:style-name="Text_20_body"><text:span text:style-name="Emphasis">What Interviewer is looking for -</text:span></text:p>
      <text:list xml:id="list3544272503" text:style-name="L2">
        <text:list-item>
          <text:p text:style-name="P3"><text:span text:style-name="Emphasis">That you think through secondary metrics and guardrail metrics in addition to the primary metrics</text:span></text:p>
        </text:list-item>
      </text:list>
      <text:p text:style-name="Text_20_body"/>
      <text:p text:style-name="Text_20_body">INTERVIEWEE - So to state the <text:span text:style-name="Strong_20_Emphasis">business hypothesis </text:span>-we expect that if we send in-app notification, then the daily number of orders in the new category will increase. That means our <text:span text:style-name="Strong_20_Emphasis">Null Hypothesis (Ho) </text:span>is that there is no change in the conversion rate due to the notification.</text:p>
      <text:p text:style-name="Text_20_body"/>
      <text:p text:style-name="Text_20_body">Now let me state the different metrics that we will want to include for the experiment - Since the goal of the notifications is to increase the conversion rate in the new category. That will be our <text:span text:style-name="Strong_20_Emphasis">primary metric</text:span>. In terms of <text:span text:style-name="Strong_20_Emphasis">Secondary metrics, </text:span>we should also watch the average order value to see what the impact is. It is possible that the conversion rate increases but the average order value decreases such that the resulting impact is lower overall revenue. That is something we may want to watch out for.</text:p>
      <text:p text:style-name="Text_20_body"/>
      <text:p text:style-name="Text_20_body">We should also consider <text:span text:style-name="Strong_20_Emphasis">guardrail metrics</text:span> - these are metrics that are critical to the business that we do not want to impact through the experiment such as time spent on app or app uninstalls for example. Are there any such metrics that we should include in this case?</text:p>
      <text:p text:style-name="Text_20_body"/>
      <text:p text:style-name="Text_20_body"><text:span text:style-name="Strong_20_Emphasis">INTERVIEWER</text:span> - I agree with your choice of primary metric but you can ignore the secondary metrics for this exercise. And you are spot on in terms of guardrail metrics - Doordash wants to be judicious about any features or releases when it comes to their app because we know that the LTV of a customer who has installed the app is much higher. We want to be careful so as not to drive users to uninstall the app.</text:p>
      <text:p text:style-name="Text_20_body"/>
      <text:p text:style-name="Text_20_body"><text:span text:style-name="Strong_20_Emphasis">INTERVIEWEE</text:span> - Ok - that’s good to know. So we will include % of uninstalls as our guardrail metric.</text:p>
      <text:p text:style-name="Text_20_body"><text:soft-page-break/></text:p>
      <text:h text:style-name="Heading_20_4" text:outline-level="4">Part 3 - Choose significance level, power, MDE and calculate the required sample size and duration for the test</text:h>
      <text:p text:style-name="Text_20_body"/>
      <text:p text:style-name="Text_20_body"><text:span text:style-name="Emphasis">What Interviewer is looking for -</text:span></text:p>
      <text:list xml:id="list3918400933" text:style-name="L3">
        <text:list-item>
          <text:p text:style-name="P4"><text:span text:style-name="Emphasis">Your knowledge of the statistical concepts and the calculation for sample size and duration</text:span></text:p>
        </text:list-item>
        <text:list-item>
          <text:p text:style-name="P4"><text:span text:style-name="Emphasis">Whether you consider factors such as network effect (common in two sided marketplaces such as Doordash, Uber, Lyft, Airbnb or social networks such as FB, LinkedIn), day of week effect, seasonality or novelty effect that may affect the validity of the test and need to be considered while arriving at the experiment design</text:span></text:p>
        </text:list-item>
      </text:list>
      <text:p text:style-name="Text_20_body"/>
      <text:p text:style-name="Text_20_body"><text:span text:style-name="Strong_20_Emphasis">INTERVIEWEE</text:span> - Now I would like to get into the design of the experiment.</text:p>
      <text:p text:style-name="Text_20_body"/>
      <text:p text:style-name="Text_20_body">Let’s first see if we need to consider <text:span text:style-name="Strong_20_Emphasis">network effects </text:span>- these occur when the behavior of the control is influenced by the treatment given to the test group. Since Doordash is a double sided marketplace, it is more prone to seeing network effects. In this specific case, it is possible that if the treatment given to the test increases the demand from the test group, that may result in a deficit of supply (i.e. dashers) which could in-turn affect the performance of the control group.</text:p>
      <text:p text:style-name="Text_20_body"/>
      <text:p text:style-name="Text_20_body">To account for network effects, we will need to choose the <text:span text:style-name="Strong_20_Emphasis">randomization unit</text:span> differently than we would normally do. There are many ways to do this - we could do<text:span text:style-name="Strong_20_Emphasis"> geo-based randomization or time-based randomization or network-cluster randomization or network ego-centric randomization. </text:span>Would you like me to go into the details for these?</text:p>
      <text:p text:style-name="Text_20_body"/>
      <text:p text:style-name="Text_20_body"><text:span text:style-name="Strong_20_Emphasis">INTERVIEWER</text:span> - I am glad you brought up network effects as it is in fact something we carefully look for for our experiments in Doordash. In the interest of time, let’s assume there are no network effects in play here and move on.</text:p>
      <text:p text:style-name="Text_20_body"/>
      <text:p text:style-name="Text_20_body"><text:span text:style-name="Strong_20_Emphasis">INTERVIEWEE</text:span> - So if we are assuming there are no network effects to be accounted for, the <text:span text:style-name="Strong_20_Emphasis">randomization unit</text:span> for the experiment is simply the user - i.e. we will randomly select users and assign them to treatment and control. Treatment will receive notifications while control will not receive any notifications. Next, I would like to calculate the sample size and duration. For this I need a few inputs.</text:p>
      <text:p text:style-name="Text_20_body"/>
      <text:list xml:id="list663250759" text:style-name="L4">
        <text:list-item>
          <text:p text:style-name="P5"><text:span text:style-name="Strong_20_Emphasis">Baseline conversion </text:span>- which is the existing conversion of the control before changes are made</text:p>
        </text:list-item>
        <text:list-item>
          <text:p text:style-name="P5"><text:soft-page-break/><text:span text:style-name="Strong_20_Emphasis">Minimum detectable difference or MDE</text:span> - which is the smallest change in conversion rate we are interested in detecting. A smaller change than this will not be practically significant to the business - it is typically chosen such that the improvement in the desired outcome will justify the cost of implementing and maintaining the feature</text:p>
        </text:list-item>
        <text:list-item>
          <text:p text:style-name="P5"><text:span text:style-name="Strong_20_Emphasis">Statistical Power</text:span> - which is the probability that a test correctly rejects the null hypothesis</text:p>
        </text:list-item>
        <text:list-item>
          <text:p text:style-name="P5"><text:span text:style-name="Strong_20_Emphasis">Significance Level</text:span> - which is the probability of rejecting a null hypothesis when it is true</text:p>
        </text:list-item>
      </text:list>
      <text:p text:style-name="Text_20_body"/>
      <text:p text:style-name="Text_20_body">A 5% significance level and power of 80% are usually chosen and I will assume these unless you say otherwise. Also I will assume a 50-50 split between the control and treatment. Once I have these inputs finalised, I will use power analysis to calculate the sample size. I would use a programming language for this. For e.g. In R, there is a package called ‘pwr’ that can be used for this.</text:p>
      <text:p text:style-name="Text_20_body"/>
      <text:p text:style-name="Text_20_body"><text:span text:style-name="Strong_20_Emphasis">INTERVIEWER</text:span> - Yes, let’s say based on the analysis we get a sample size of 10,000 users per variation needed. How will you calculate the duration for the test?</text:p>
      <text:p text:style-name="Text_20_body"/>
      <text:p text:style-name="Text_20_body"><text:span text:style-name="Strong_20_Emphasis">INTERVIEWEE</text:span> - Sure, for this we will need the daily number of users that login to the app.</text:p>
      <text:p text:style-name="Text_20_body"/>
      <text:p text:style-name="Text_20_body"><text:span text:style-name="Strong_20_Emphasis">INTERVIEWER</text:span> - Assume we have 10,000 users that login to the app daily.</text:p>
      <text:p text:style-name="Text_20_body"/>
      <text:p text:style-name="Text_20_body"><text:span text:style-name="Strong_20_Emphasis">INTERVIEWEE</text:span> - Ok, in that case, we would need at a minimum 2 days to run the experiment - I arrived at this by taking the total sample size of Control &amp; Treatment and dividing by daily user count. However, there are other factors we should consider when finalising the duration -</text:p>
      <text:list xml:id="list3583308152" text:style-name="L5">
        <text:list-item>
          <text:p text:style-name="P6"><text:span text:style-name="Strong_20_Emphasis">Day of week effect - </text:span>You may have a different population of users on weekend than weekdays - hence it is important to run long enough to capture weekly cycles.</text:p>
        </text:list-item>
        <text:list-item>
          <text:p text:style-name="P6"><text:span text:style-name="Strong_20_Emphasis">Seasonality - </text:span>There can be times when users behave differently that are important to consider, such as holidays.</text:p>
        </text:list-item>
        <text:list-item>
          <text:p text:style-name="P6"><text:span text:style-name="Strong_20_Emphasis">Novelty effect -</text:span> When you introduce a new feature, especially one that's easily noticed, initially it attracts users to try it. A test group may appear to perform well at first, but the effect will quickly decline over time.</text:p>
        </text:list-item>
        <text:list-item>
          <text:p text:style-name="P6"><text:span text:style-name="Strong_20_Emphasis">External effects - </text:span>for e.g. let’s say the market is doing really well and more people are likely to ignore the notification with the expectation of making high returns. This will lead us to draw spurious conclusions from the experiment</text:p>
        </text:list-item>
      </text:list>
      <text:p text:style-name="Text_20_body"/>
      <text:p text:style-name="Text_20_body">Due to the above, I would recommend running the experiment for at least one week.</text:p>
      <text:p text:style-name="Text_20_body"><text:soft-page-break/></text:p>
      <text:p text:style-name="Text_20_body"><text:span text:style-name="Strong_20_Emphasis">INTERVIEWER</text:span> - Ok, that’s fair. How would you analyse the test results?</text:p>
      <text:p text:style-name="Text_20_body"/>
      <text:h text:style-name="Heading_20_4" text:outline-level="4">Part 4 - Analyze the results and draw valid conclusions</text:h>
      <text:p text:style-name="Text_20_body"/>
      <text:p text:style-name="Text_20_body"><text:span text:style-name="Emphasis">What interviewer is looking for -</text:span></text:p>
      <text:list xml:id="list2070561587" text:style-name="L6">
        <text:list-item>
          <text:p text:style-name="P7"><text:span text:style-name="Emphasis">Your knowledge of the appropriate statistical tests to be used in different scenarios (for e.g. t-test for sample mean and z-test for sample proportions)</text:span></text:p>
        </text:list-item>
        <text:list-item>
          <text:p text:style-name="P7"><text:span text:style-name="Emphasis">You check for randomization - this will get you some brownie points</text:span></text:p>
        </text:list-item>
        <text:list-item>
          <text:p text:style-name="P7"><text:span text:style-name="Emphasis">You provide a final recommendation (or a framework to get there)</text:span></text:p>
        </text:list-item>
      </text:list>
      <text:p text:style-name="Text_20_body"/>
      <text:p text:style-name="Text_20_body"><text:span text:style-name="Strong_20_Emphasis">INTERVIEWEE</text:span> - Sure. There are two key parts to the analysis -</text:p>
      <text:list xml:id="list181404846" text:style-name="L7">
        <text:list-item>
          <text:p text:style-name="P8"><text:span text:style-name="Strong_20_Emphasis">Check for randomization</text:span> - As best practice, we should check that the randomization was done correctly when assigning test and control. For this, we can look at some baseline metrics that we do not expect to be influenced by the test and compare them for the two groups. We can do this comparison by comparing the histograms or density curves for these metrics between the two groups. If there is no difference, we can conclude that randomisation was done correctly.</text:p>
        </text:list-item>
        <text:list-item>
          <text:p text:style-name="P8"><text:span text:style-name="Strong_20_Emphasis">Significance test for all metrics</text:span> (including primary and guardrail metrics) - Both our primary metric (conversion rate) and guardrail metric (uninstall rate) are proportions. We can use the z-test to test for statistical significance. We can do this using a programming language such as R or Python.</text:p>
        </text:list-item>
      </text:list>
      <text:p text:style-name="Text_20_body"/>
      <text:p text:style-name="Text_20_body">If there is a statistically significant increase in conversion rate, and uninstall rate is not impacted negatively, I would recommend implementing the test.</text:p>
      <text:p text:style-name="Text_20_body"/>
      <text:p text:style-name="Text_20_body">If there is a statistically significant increase in conversion rate, and uninstall rate is impacted negatively, I would recommend not implementing the test.</text:p>
      <text:p text:style-name="Text_20_body"/>
      <text:p text:style-name="Text_20_body">And lastly, if there is no statistically significant increase in conversion rate - I would recommend not implementing the test.</text:p>
      <text:p text:style-name="Text_20_body"/>
      <text:p text:style-name="Text_20_body"><text:span text:style-name="Strong_20_Emphasis">INTERVIEWER</text:span> - That all sounds good. Thanks for your respons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14:45:44.099466401</meta:creation-date>
    <dc:date>2021-09-19T14:46:20.478203219</dc:date>
    <meta:editing-duration>PT36S</meta:editing-duration>
    <meta:editing-cycles>1</meta:editing-cycles>
    <meta:document-statistic meta:table-count="0" meta:image-count="0" meta:object-count="0" meta:page-count="5" meta:paragraph-count="59" meta:word-count="1768" meta:character-count="10228" meta:non-whitespace-character-count="8536"/>
    <meta:generator>LibreOffice/6.4.7.2$Linux_X86_64 LibreOffice_project/40$Build-2</meta:generator>
  </office:meta>
</office:document-meta>
</file>